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72B000003B4DBF04859.png"/>
  <manifest:file-entry manifest:media-type="image/png" manifest:full-path="Pictures/10000000000004F00000025202C7AF99.png"/>
  <manifest:file-entry manifest:media-type="image/png" manifest:full-path="Pictures/100000000000029E0000018DC0F0BF83.png"/>
  <manifest:file-entry manifest:media-type="image/png" manifest:full-path="Pictures/100000000000026300000246A508C178.png"/>
  <manifest:file-entry manifest:media-type="image/png" manifest:full-path="Pictures/10000000000006280000029139468383.png"/>
  <manifest:file-entry manifest:media-type="image/png" manifest:full-path="Pictures/10000000000006BE000002E51521B19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0cm" svg:y="-1.498cm" svg:width="17cm" svg:height="7.989cm" draw:z-index="0"><draw:image xlink:href="Pictures/10000000000004F00000025202C7AF99.png" xlink:type="simple" xlink:show="embed" xlink:actuate="onLoad"/></draw:frame></text:p>
      <text:p text:style-name="Standard"><draw:frame draw:style-name="fr1" draw:name="figura2" text:anchor-type="paragraph" svg:x="0.095cm" svg:y="0.166cm" svg:width="17cm" svg:height="8.782cm" draw:z-index="1"><draw:image xlink:href="Pictures/100000000000072B000003B4DBF04859.png" xlink:type="simple" xlink:show="embed" xlink:actuate="onLoad"/></draw:frame></text:p>
      <text:p text:style-name="Standard"><draw:frame draw:style-name="fr1" draw:name="figura3" text:anchor-type="paragraph" svg:x="0.113cm" svg:y="0.005cm" svg:width="17cm" svg:height="10.072cm" draw:z-index="2"><draw:image xlink:href="Pictures/100000000000029E0000018DC0F0BF83.png" xlink:type="simple" xlink:show="embed" xlink:actuate="onLoad"/></draw:frame><text:soft-page-break/></text:p>
      <text:p text:style-name="Standard"><draw:frame draw:style-name="fr1" draw:name="figura5" text:anchor-type="paragraph" svg:x="0cm" svg:y="8.165cm" svg:width="17cm" svg:height="7.297cm" draw:z-index="4"><draw:image xlink:href="Pictures/10000000000006BE000002E51521B19D.png" xlink:type="simple" xlink:show="embed" xlink:actuate="onLoad"/></draw:frame><draw:frame draw:style-name="fr2" draw:name="figura4" text:anchor-type="paragraph" svg:width="17cm" svg:height="7.086cm" draw:z-index="3"><draw:image xlink:href="Pictures/10000000000006280000029139468383.png" xlink:type="simple" xlink:show="embed" xlink:actuate="onLoad"/></draw:frame></text:p>
      <text:p text:style-name="Standard"/>
      <text:p text:style-name="Standard"><draw:frame draw:style-name="fr3" draw:name="figura6" text:anchor-type="paragraph" svg:width="16.166cm" svg:height="15.399cm" draw:z-index="5"><draw:image xlink:href="Pictures/100000000000026300000246A508C17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3-07T10:22:41.87</meta:creation-date>
    <meta:document-statistic meta:table-count="0" meta:image-count="6" meta:object-count="0" meta:page-count="3" meta:paragraph-count="0" meta:word-count="0" meta:character-count="0"/>
    <dc:date>2018-03-07T10:52:19.07</dc:date>
    <meta:editing-duration>PT00H14M24S</meta:editing-duration>
    <meta:editing-cycles>1</meta:editing-cycles>
    <meta:generator>BrOffice.org/3.2$Win32 OpenOffice.org_project/320m12$Build-9483</meta:generator>
  </office:meta>
</office:document-meta>
</file>